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draw="urn:oasis:names:tc:opendocument:xmlns:drawing:1.0" xmlns:meta="urn:oasis:names:tc:opendocument:xmlns:meta:1.0" xmlns:dom="http://www.w3.org/2001/xml-events" xmlns:field="urn:openoffice:names:experimental:ooo-ms-interop:xmlns:field:1.0" xmlns:loext="urn:org:documentfoundation:names:experimental:office:xmlns:loext:1.0" xmlns:xforms="http://www.w3.org/2002/xforms" xmlns:xlink="http://www.w3.org/1999/xlink" xmlns:style="urn:oasis:names:tc:opendocument:xmlns:style:1.0" xmlns:script="urn:oasis:names:tc:opendocument:xmlns:script:1.0" xmlns:table="urn:oasis:names:tc:opendocument:xmlns:table:1.0" xmlns:xsd="http://www.w3.org/2001/XMLSchema" xmlns:dr3d="urn:oasis:names:tc:opendocument:xmlns:dr3d:1.0" xmlns:office="urn:oasis:names:tc:opendocument:xmlns:office:1.0" xmlns:xsi="http://www.w3.org/2001/XMLSchema-instance" xmlns:svg="urn:oasis:names:tc:opendocument:xmlns:svg-compatible:1.0" xmlns:xhtml="http://www.w3.org/1999/xhtml" xmlns:chart="urn:oasis:names:tc:opendocument:xmlns:chart:1.0" xmlns:text="urn:oasis:names:tc:opendocument:xmlns:text:1.0" xmlns:dc="http://purl.org/dc/elements/1.1/" xmlns:ooow="http://openoffice.org/2004/writer" xmlns:drawooo="http://openoffice.org/2010/draw" xmlns:tableooo="http://openoffice.org/2009/table" xmlns:math="http://www.w3.org/1998/Math/MathML" xmlns:calcext="urn:org:documentfoundation:names:experimental:calc:xmlns:calcext:1.0" xmlns:form="urn:oasis:names:tc:opendocument:xmlns:form:1.0" xmlns:grddl="http://www.w3.org/2003/g/data-view#" xmlns:presentation="urn:oasis:names:tc:opendocument:xmlns:presentation:1.0" xmlns:oooc="http://openoffice.org/2004/calc" xmlns:of="urn:oasis:names:tc:opendocument:xmlns:of:1.2" xmlns:css3t="http://www.w3.org/TR/css3-text/" xmlns:number="urn:oasis:names:tc:opendocument:xmlns:datastyle:1.0" xmlns:rpt="http://openoffice.org/2005/report" xmlns:ooo="http://openoffice.org/2004/office" xmlns:formx="urn:openoffice:names:experimental:ooxml-odf-interop:xmlns:form:1.0" xmlns:fo="urn:oasis:names:tc:opendocument:xmlns:xsl-fo-compatible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family="table-column" style:name="co1">
      <style:table-column-properties style:column-width="7.32mm" fo:break-before="auto"/>
    </style:style>
    <style:style style:family="table-column" style:name="co2">
      <style:table-column-properties style:column-width="10.21mm" fo:break-before="auto"/>
    </style:style>
    <style:style style:family="table-column" style:name="co3">
      <style:table-column-properties style:column-width="63.59mm" fo:break-before="auto"/>
    </style:style>
    <style:style style:family="table-column" style:name="co4">
      <style:table-column-properties style:column-width="9.95mm" fo:break-before="auto"/>
    </style:style>
    <style:style style:family="table-column" style:name="co5">
      <style:table-column-properties style:column-width="16.23mm" fo:break-before="auto"/>
    </style:style>
    <style:style style:family="table-column" style:name="co6">
      <style:table-column-properties style:column-width="17.53mm" fo:break-before="auto"/>
    </style:style>
    <style:style style:family="table-column" style:name="co7">
      <style:table-column-properties style:column-width="20.67mm" fo:break-before="auto"/>
    </style:style>
    <style:style style:family="table-row" style:name="ro1">
      <style:table-row-properties style:row-height="4.52mm" fo:break-before="auto" style:use-optimal-row-height="false"/>
    </style:style>
    <style:style style:family="table-row" style:name="ro2">
      <style:table-row-properties style:row-height="5.56mm" fo:break-before="auto" style:use-optimal-row-height="false"/>
    </style:style>
    <style:style style:family="table-row" style:name="ro3">
      <style:table-row-properties style:row-height="10.53mm" fo:break-before="auto" style:use-optimal-row-height="false"/>
    </style:style>
    <style:style style:family="table-row" style:name="ro4">
      <style:table-row-properties style:row-height="7.36mm" fo:break-before="auto" style:use-optimal-row-height="false"/>
    </style:style>
    <style:style style:family="table-row" style:name="ro5">
      <style:table-row-properties style:row-height="5.17mm" fo:break-before="auto" style:use-optimal-row-height="false"/>
    </style:style>
    <style:style style:family="table" style:name="ta1" style:master-page-name="PageStyle_5f_Sheet1">
      <style:table-properties style:writing-mode="lr-tb" table:display="true"/>
    </style:style>
    <number:number-style style:name="N1">
      <number:number loext:min-decimal-places="0" number:decimal-places="0" number:min-integer-digits="1"/>
    </number:number-style>
    <number:number-style style:name="N2">
      <number:number loext:min-decimal-places="2" number:decimal-places="2" number:min-integer-digits="1"/>
    </number:number-style>
    <style:style style:family="table-cell" style:name="ce1" style:parent-style-name="Default">
      <style:table-cell-properties style:repeat-content="false" fo:padding="0.71mm" style:rotation-angle="0" style:rotation-align="none" style:shrink-to-fit="false" style:vertical-align="automatic" loext:vertical-justify="auto" style:direction="ltr" style:glyph-orientation-vertical="0" fo:wrap-option="no-wrap" style:text-align-source="value-type"/>
      <style:paragraph-properties style:writing-mode="page" css3t:text-justify="auto" fo:margin-left="0mm"/>
      <style:text-properties fo:font-weight="bold" style:text-line-through-type="none" style:font-style-complex="normal" style:font-name-complex="Arial" fo:font-size="8pt" style:text-underline-style="none" style:use-window-font-color="true" style:font-name="Arial" style:font-style-asian="normal" style:text-line-through-style="none" fo:font-style="normal" style:font-size-complex="8pt" style:font-weight-complex="bold" style:font-weight-asian="bold" style:text-outline="false" fo:text-shadow="none" style:font-size-asian="8pt"/>
    </style:style>
    <style:style style:family="table-cell" style:name="ce2" style:parent-style-name="Default">
      <style:table-cell-properties style:repeat-content="false" fo:padding="0.71mm" style:rotation-angle="0" fo:border-top="0.74pt solid #141312" fo:border-right="0.74pt solid #141312" style:rotation-align="none" fo:border-left="none" style:shrink-to-fit="false" style:vertical-align="middle" loext:vertical-justify="auto" style:direction="ltr" style:glyph-orientation-vertical="0" fo:border-bottom="0.74pt solid #141312" fo:wrap-option="no-wrap" style:text-align-source="fix"/>
      <style:paragraph-properties style:writing-mode="page" fo:text-align="center" css3t:text-justify="auto" fo:margin-left="0mm"/>
      <style:text-properties fo:font-weight="bold" style:text-line-through-type="none" style:font-style-complex="normal" style:font-name-complex="Arial" fo:font-size="10pt" style:text-underline-style="none" style:use-window-font-color="true" style:font-name="Arial" style:font-style-asian="normal" style:text-line-through-style="none" fo:font-style="normal" style:font-size-complex="10pt" style:font-weight-complex="bold" style:font-weight-asian="bold" style:text-outline="false" fo:text-shadow="none" style:font-size-asian="10pt"/>
    </style:style>
    <style:style style:family="table-cell" style:name="ce3" style:parent-style-name="Default">
      <style:table-cell-properties style:repeat-content="false" fo:padding="0.71mm" style:rotation-angle="0" fo:border="0.74pt solid #141312" style:rotation-align="none" style:shrink-to-fit="false" style:vertical-align="middle" loext:vertical-justify="auto" style:direction="ltr" style:glyph-orientation-vertical="0" fo:wrap-option="no-wrap" style:text-align-source="fix"/>
      <style:paragraph-properties style:writing-mode="page" fo:text-align="center" css3t:text-justify="auto" fo:margin-left="0mm"/>
      <style:text-properties fo:font-weight="normal" style:text-line-through-type="none" style:font-style-complex="normal" style:font-name-complex="Arial" fo:font-size="8pt" style:text-underline-style="none" style:use-window-font-color="true" style:font-name="Arial" style:font-style-asian="normal" style:text-line-through-style="none" fo:font-style="normal" style:font-size-complex="8pt" style:font-weight-complex="normal" style:font-weight-asian="normal" style:text-outline="false" fo:text-shadow="none" style:font-size-asian="8pt"/>
    </style:style>
    <style:style style:family="table-cell" style:name="ce4" style:parent-style-name="Default">
      <style:table-cell-properties style:repeat-content="false" fo:padding="0.71mm" style:rotation-angle="0" style:rotation-align="none" style:shrink-to-fit="false" style:vertical-align="automatic" loext:vertical-justify="auto" style:direction="ltr" style:glyph-orientation-vertical="0" fo:wrap-option="no-wrap" style:text-align-source="value-type"/>
      <style:paragraph-properties style:writing-mode="page" css3t:text-justify="auto" fo:margin-left="0mm"/>
    </style:style>
    <style:style style:family="table-cell" style:name="ce5" style:parent-style-name="Default">
      <style:table-cell-properties style:repeat-content="false" fo:padding="0.71mm" style:rotation-angle="0" fo:border="0.74pt solid #141312" style:rotation-align="none" style:shrink-to-fit="false" style:vertical-align="middle" loext:vertical-justify="auto" style:direction="ltr" style:glyph-orientation-vertical="0" fo:wrap-option="wrap" style:text-align-source="fix"/>
      <style:paragraph-properties style:writing-mode="page" fo:text-align="center" css3t:text-justify="auto" fo:margin-left="0mm"/>
      <style:text-properties fo:font-weight="normal" style:text-line-through-type="none" style:font-style-complex="normal" style:font-name-complex="Arial" fo:font-size="8pt" style:text-underline-style="none" style:use-window-font-color="true" style:font-name="Arial" style:font-style-asian="normal" style:text-line-through-style="none" fo:font-style="normal" style:font-size-complex="8pt" style:font-weight-complex="normal" style:font-weight-asian="normal" style:text-outline="false" fo:text-shadow="none" style:font-size-asian="8pt"/>
    </style:style>
    <style:style style:family="table-cell" style:name="ce6" style:parent-style-name="Default">
      <style:table-cell-properties style:repeat-content="false" fo:padding="0.71mm" style:rotation-angle="0" fo:border="0.74pt solid #141312" style:rotation-align="none" style:shrink-to-fit="false" style:vertical-align="middle" loext:vertical-justify="auto" style:direction="ltr" style:glyph-orientation-vertical="0" fo:background-color="transparent" fo:wrap-option="wrap" style:text-align-source="fix"/>
      <style:paragraph-properties style:writing-mode="page" fo:text-align="start" css3t:text-justify="auto" fo:margin-left="0mm"/>
      <style:text-properties fo:font-weight="normal" style:text-line-through-type="none" style:font-style-complex="normal" style:font-name-complex="Arial" fo:font-size="8pt" style:text-underline-style="none" style:use-window-font-color="true" style:font-name="Arial" style:font-style-asian="normal" style:text-line-through-style="none" fo:font-style="normal" style:font-size-complex="8pt" style:font-weight-complex="normal" style:font-weight-asian="normal" style:text-outline="false" fo:text-shadow="none" style:font-size-asian="8pt"/>
    </style:style>
    <style:style style:data-style-name="N1" style:family="table-cell" style:name="ce7" style:parent-style-name="Default">
      <style:table-cell-properties style:repeat-content="false" fo:padding="0.71mm" style:rotation-angle="0" fo:border="0.74pt solid #141312" style:rotation-align="none" style:shrink-to-fit="false" style:vertical-align="middle" loext:vertical-justify="auto" style:direction="ltr" style:glyph-orientation-vertical="0" fo:wrap-option="no-wrap" style:text-align-source="fix"/>
      <style:paragraph-properties style:writing-mode="page" fo:text-align="end" css3t:text-justify="auto" fo:margin-left="0mm"/>
      <style:text-properties fo:font-weight="normal" style:text-line-through-type="none" style:font-style-complex="normal" style:font-name-complex="Arial" fo:font-size="8pt" style:text-underline-style="none" style:use-window-font-color="true" style:font-name="Arial" style:font-style-asian="normal" style:text-line-through-style="none" fo:font-style="normal" style:font-size-complex="8pt" style:font-weight-complex="normal" style:font-weight-asian="normal" style:text-outline="false" fo:text-shadow="none" style:font-size-asian="8pt"/>
    </style:style>
    <style:style style:data-style-name="N2" style:family="table-cell" style:name="ce8" style:parent-style-name="Default">
      <style:table-cell-properties style:repeat-content="false" fo:padding="0.71mm" style:rotation-angle="0" fo:border="0.74pt solid #141312" style:rotation-align="none" style:shrink-to-fit="false" style:vertical-align="middle" loext:vertical-justify="auto" style:direction="ltr" style:glyph-orientation-vertical="0" fo:wrap-option="no-wrap" style:text-align-source="fix"/>
      <style:paragraph-properties style:writing-mode="page" fo:text-align="end" css3t:text-justify="auto" fo:margin-left="0mm"/>
      <style:text-properties fo:font-weight="normal" style:text-line-through-type="none" style:font-style-complex="normal" style:font-name-complex="Arial" fo:font-size="8pt" style:text-underline-style="none" style:use-window-font-color="true" style:font-name="Arial" style:font-style-asian="normal" style:text-line-through-style="none" fo:font-style="normal" style:font-size-complex="8pt" style:font-weight-complex="normal" style:font-weight-asian="normal" style:text-outline="false" fo:text-shadow="none" style:font-size-asian="8pt"/>
    </style:style>
    <style:style style:data-style-name="N2" style:family="table-cell" style:name="ce9" style:parent-style-name="Default">
      <style:table-cell-properties style:repeat-content="false" fo:padding="0.71mm" style:rotation-angle="0" style:rotation-align="none" style:shrink-to-fit="false" style:vertical-align="automatic" loext:vertical-justify="auto" style:direction="ltr" style:glyph-orientation-vertical="0" fo:wrap-option="no-wrap" style:text-align-source="value-type"/>
      <style:paragraph-properties style:writing-mode="page" css3t:text-justify="auto" fo:margin-left="0mm"/>
      <style:text-properties fo:font-weight="bold" style:text-line-through-type="none" style:font-style-complex="normal" style:font-name-complex="Arial" fo:font-size="10pt" style:text-underline-style="none" style:use-window-font-color="true" style:font-name="Arial" style:font-style-asian="normal" style:text-line-through-style="none" fo:font-style="normal" style:font-size-complex="10pt" style:font-weight-complex="bold" style:font-weight-asian="bold" style:text-outline="false" fo:text-shadow="none" style:font-size-asian="10pt"/>
    </style:style>
  </office:automatic-styles>
  <office:body>
    <office:spreadsheet>
      <table:calculation-settings table:use-regular-expressions="false" table:case-sensitive="false" table:automatic-find-labels="false"/>
      <table:table table:name="Sheet1" table:style-name="ta1">
        <office:forms form:automatic-focus="false" form:apply-design-mode="false"/>
        <table:table-column table:default-cell-style-name="ce4" table:style-name="co1"/>
        <table:table-column table:default-cell-style-name="ce4" table:style-name="co2"/>
        <table:table-column table:default-cell-style-name="ce4" table:style-name="co3"/>
        <table:table-column table:default-cell-style-name="ce4" table:style-name="co4"/>
        <table:table-column table:default-cell-style-name="ce4" table:style-name="co5"/>
        <table:table-column table:default-cell-style-name="ce4" table:style-name="co6"/>
        <table:table-column table:default-cell-style-name="ce4" table:style-name="co7"/>
        <table:table-column table:default-cell-style-name="ce4" table:style-name="co5" table:number-columns-repeated="250"/>
        <table:table-column table:default-cell-style-name="Default" table:style-name="co5" table:number-columns-repeated="767"/>
        <table:table-row table:style-name="ro1">
          <table:table-cell office:value-type="string" calcext:value-type="string" table:style-name="ce1">
            <text:p>
                                   <text:line-break/>
                                   <text:s text:c="34"/>
                                   <text:line-break/>
                                   <text:s text:c="69"/>
                                   <text:line-break/>
                                   <text:s text:c="34"/>
                                   <text:line-break/>
                                   <text:s text:c="63"/>
                                   <text:line-break/>
                                   <text:s text:c="29"/>
                              </text:p>
          </table:table-cell>
          <table:table-cell table:number-columns-repeated="1023"/>
        </table:table-row>
        <table:table-row table:style-name="ro2">
          <table:table-cell office:value-type="string" calcext:value-type="string" table:style-name="ce2">
            <text:p>№</text:p>
          </table:table-cell>
          <table:table-cell office:value-type="string" calcext:value-type="string" table:style-name="ce2">
            <text:p>Код</text:p>
          </table:table-cell>
          <table:table-cell office:value-type="string" calcext:value-type="string" table:style-name="ce2">
            <text:p>Товар</text:p>
          </table:table-cell>
          <table:table-cell office:value-type="string" calcext:value-type="string" table:style-name="ce2">
            <text:p>Ед.</text:p>
          </table:table-cell>
          <table:table-cell office:value-type="string" calcext:value-type="string" table:style-name="ce2">
            <text:p>Кол-во</text:p>
          </table:table-cell>
          <table:table-cell office:value-type="string" calcext:value-type="string" table:style-name="ce2">
            <text:p>Цена</text:p>
          </table:table-cell>
          <table:table-cell office:value-type="string" calcext:value-type="string" table:style-name="ce2">
            <text:p>Сумма</text:p>
          </table:table-cell>
          <table:table-cell table:number-columns-repeated="1017"/>
        </table:table-row>
        <table:table-row table:style-name="ro1">
          <table:table-cell office:value-type="float" calcext:value-type="float" office:value="1" table:style-name="ce3">
            <text:p>1</text:p>
          </table:table-cell>
          <table:table-cell office:value-type="string" calcext:value-type="string" table:style-name="ce5">
            <text:p>2933</text:p>
          </table:table-cell>
          <table:table-cell office:value-type="string" calcext:value-type="string" table:style-name="ce6">
            <text:p>Вода дистиллированная ЭЛТРАНС <text:s/>1,5л</text:p>
          </table:table-cell>
          <table:table-cell office:value-type="string" calcext:value-type="string" table:style-name="ce3">
            <text:p>шт.</text:p>
          </table:table-cell>
          <table:table-cell office:value-type="float" calcext:value-type="float" office:value="16" table:style-name="ce7">
            <text:p>16</text:p>
          </table:table-cell>
          <table:table-cell office:value-type="float" calcext:value-type="float" office:value="15.9891" table:style-name="ce8">
            <text:p>15,99</text:p>
          </table:table-cell>
          <table:table-cell office:value-type="float" calcext:value-type="float" office:value="255.8256" table:style-name="ce8">
            <text:p>255,83</text:p>
          </table:table-cell>
          <table:table-cell table:number-columns-repeated="1017"/>
        </table:table-row>
        <table:table-row table:style-name="ro1"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5">
            <text:p>38605</text:p>
          </table:table-cell>
          <table:table-cell office:value-type="string" calcext:value-type="string" table:style-name="ce6">
            <text:p>Изолента Folsen 19ммX20м черная</text:p>
          </table:table-cell>
          <table:table-cell office:value-type="string" calcext:value-type="string" table:style-name="ce3">
            <text:p>шт.</text:p>
          </table:table-cell>
          <table:table-cell office:value-type="float" calcext:value-type="float" office:value="10" table:style-name="ce7">
            <text:p>10</text:p>
          </table:table-cell>
          <table:table-cell office:value-type="float" calcext:value-type="float" office:value="46.41745" table:style-name="ce8">
            <text:p>46,42</text:p>
          </table:table-cell>
          <table:table-cell office:value-type="float" calcext:value-type="float" office:value="464.1745" table:style-name="ce8">
            <text:p>464,17</text:p>
          </table:table-cell>
          <table:table-cell table:number-columns-repeated="1017"/>
        </table:table-row>
        <table:table-row table:style-name="ro1"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5">
            <text:p>2396</text:p>
          </table:table-cell>
          <table:table-cell office:value-type="string" calcext:value-type="string" table:style-name="ce6">
            <text:p>Кольцо стопорное 2121 полуоси</text:p>
          </table:table-cell>
          <table:table-cell office:value-type="string" calcext:value-type="string" table:style-name="ce3">
            <text:p>шт.</text:p>
          </table:table-cell>
          <table:table-cell office:value-type="float" calcext:value-type="float" office:value="10" table:style-name="ce7">
            <text:p>10</text:p>
          </table:table-cell>
          <table:table-cell office:value-type="float" calcext:value-type="float" office:value="43.31775" table:style-name="ce8">
            <text:p>43,32</text:p>
          </table:table-cell>
          <table:table-cell office:value-type="float" calcext:value-type="float" office:value="433.1775" table:style-name="ce8">
            <text:p>433,18</text:p>
          </table:table-cell>
          <table:table-cell table:number-columns-repeated="1017"/>
        </table:table-row>
        <table:table-row table:style-name="ro1"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5">
            <text:p>3072</text:p>
          </table:table-cell>
          <table:table-cell office:value-type="string" calcext:value-type="string" table:style-name="ce6">
            <text:p>Контактная группа трамблера Волга QML</text:p>
          </table:table-cell>
          <table:table-cell office:value-type="string" calcext:value-type="string" table:style-name="ce3">
            <text:p>шт.</text:p>
          </table:table-cell>
          <table:table-cell office:value-type="float" calcext:value-type="float" office:value="1" table:style-name="ce7">
            <text:p>1</text:p>
          </table:table-cell>
          <table:table-cell office:value-type="float" calcext:value-type="float" office:value="51.56875" table:number-columns-repeated="2" table:style-name="ce8">
            <text:p>51,57</text:p>
          </table:table-cell>
          <table:table-cell table:number-columns-repeated="1017"/>
        </table:table-row>
        <table:table-row table:style-name="ro3"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5">
            <text:p>1803</text:p>
          </table:table-cell>
          <table:table-cell office:value-type="string" calcext:value-type="string" table:style-name="ce6">
            <text:p>Крышка бензобака 2101-07,Волга 3102,Газель,Таврия стандартная, с прокладкой Димитровград</text:p>
          </table:table-cell>
          <table:table-cell office:value-type="string" calcext:value-type="string" table:style-name="ce3">
            <text:p>шт.</text:p>
          </table:table-cell>
          <table:table-cell office:value-type="float" calcext:value-type="float" office:value="1" table:style-name="ce7">
            <text:p>1</text:p>
          </table:table-cell>
          <table:table-cell office:value-type="float" calcext:value-type="float" office:value="26.81575" table:number-columns-repeated="2" table:style-name="ce8">
            <text:p>26,82</text:p>
          </table:table-cell>
          <table:table-cell table:number-columns-repeated="1017"/>
        </table:table-row>
        <table:table-row table:style-name="ro1">
          <table:table-cell office:value-type="float" calcext:value-type="float" office:value="6" table:style-name="ce3">
            <text:p>6</text:p>
          </table:table-cell>
          <table:table-cell office:value-type="string" calcext:value-type="string" table:style-name="ce5">
            <text:p>17387</text:p>
          </table:table-cell>
          <table:table-cell office:value-type="string" calcext:value-type="string" table:style-name="ce6">
            <text:p>Метчик М10х1,25 Россия</text:p>
          </table:table-cell>
          <table:table-cell office:value-type="string" calcext:value-type="string" table:style-name="ce3">
            <text:p>шт.</text:p>
          </table:table-cell>
          <table:table-cell office:value-type="float" calcext:value-type="float" office:value="1" table:style-name="ce7">
            <text:p>1</text:p>
          </table:table-cell>
          <table:table-cell office:value-type="float" calcext:value-type="float" office:value="65.8073" table:number-columns-repeated="2" table:style-name="ce8">
            <text:p>65,81</text:p>
          </table:table-cell>
          <table:table-cell table:number-columns-repeated="1017"/>
        </table:table-row>
        <table:table-row table:style-name="ro1">
          <table:table-cell office:value-type="float" calcext:value-type="float" office:value="7" table:style-name="ce3">
            <text:p>7</text:p>
          </table:table-cell>
          <table:table-cell office:value-type="string" calcext:value-type="string" table:style-name="ce5">
            <text:p>1724</text:p>
          </table:table-cell>
          <table:table-cell office:value-type="string" calcext:value-type="string" table:style-name="ce6">
            <text:p>Патрубок сапуна 2108 короткий Балаково</text:p>
          </table:table-cell>
          <table:table-cell office:value-type="string" calcext:value-type="string" table:style-name="ce3">
            <text:p>шт.</text:p>
          </table:table-cell>
          <table:table-cell office:value-type="float" calcext:value-type="float" office:value="2" table:style-name="ce7">
            <text:p>2</text:p>
          </table:table-cell>
          <table:table-cell office:value-type="float" calcext:value-type="float" office:value="14.43925" table:style-name="ce8">
            <text:p>14,44</text:p>
          </table:table-cell>
          <table:table-cell office:value-type="float" calcext:value-type="float" office:value="28.8785" table:style-name="ce8">
            <text:p>28,88</text:p>
          </table:table-cell>
          <table:table-cell table:number-columns-repeated="1017"/>
        </table:table-row>
        <table:table-row table:style-name="ro1">
          <table:table-cell office:value-type="float" calcext:value-type="float" office:value="8" table:style-name="ce3">
            <text:p>8</text:p>
          </table:table-cell>
          <table:table-cell office:value-type="string" calcext:value-type="string" table:style-name="ce5">
            <text:p>12512</text:p>
          </table:table-cell>
          <table:table-cell office:value-type="string" calcext:value-type="string" table:style-name="ce6">
            <text:p>Планка генератора 2110 инжектор натяжная</text:p>
          </table:table-cell>
          <table:table-cell office:value-type="string" calcext:value-type="string" table:style-name="ce3">
            <text:p>шт.</text:p>
          </table:table-cell>
          <table:table-cell office:value-type="float" calcext:value-type="float" office:value="1" table:style-name="ce7">
            <text:p>1</text:p>
          </table:table-cell>
          <table:table-cell office:value-type="float" calcext:value-type="float" office:value="27.8527" table:number-columns-repeated="2" table:style-name="ce8">
            <text:p>27,85</text:p>
          </table:table-cell>
          <table:table-cell table:number-columns-repeated="1017"/>
        </table:table-row>
        <table:table-row table:style-name="ro4"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5">
            <text:p>951</text:p>
          </table:table-cell>
          <table:table-cell office:value-type="string" calcext:value-type="string" table:style-name="ce6">
            <text:p>Прокладки переднего моста 2121 паронит 4шт</text:p>
          </table:table-cell>
          <table:table-cell office:value-type="string" calcext:value-type="string" table:style-name="ce3">
            <text:p>К-т</text:p>
          </table:table-cell>
          <table:table-cell office:value-type="float" calcext:value-type="float" office:value="2" table:style-name="ce7">
            <text:p>2</text:p>
          </table:table-cell>
          <table:table-cell office:value-type="float" calcext:value-type="float" office:value="42.29195" table:style-name="ce8">
            <text:p>42,29</text:p>
          </table:table-cell>
          <table:table-cell office:value-type="float" calcext:value-type="float" office:value="84.5839" table:style-name="ce8">
            <text:p>84,58</text:p>
          </table:table-cell>
          <table:table-cell table:number-columns-repeated="1017"/>
        </table:table-row>
        <table:table-row table:style-name="ro1"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5">
            <text:p>28341</text:p>
          </table:table-cell>
          <table:table-cell office:value-type="string" calcext:value-type="string" table:style-name="ce6">
            <text:p>Рамка номерного знака двойная с защелкой</text:p>
          </table:table-cell>
          <table:table-cell office:value-type="string" calcext:value-type="string" table:style-name="ce3">
            <text:p>шт.</text:p>
          </table:table-cell>
          <table:table-cell office:value-type="float" calcext:value-type="float" office:value="2" table:style-name="ce7">
            <text:p>2</text:p>
          </table:table-cell>
          <table:table-cell office:value-type="float" calcext:value-type="float" office:value="34.55385" table:style-name="ce8">
            <text:p>34,55</text:p>
          </table:table-cell>
          <table:table-cell office:value-type="float" calcext:value-type="float" office:value="69.1077" table:style-name="ce8">
            <text:p>69,11</text:p>
          </table:table-cell>
          <table:table-cell table:number-columns-repeated="1017"/>
        </table:table-row>
        <table:table-row table:style-name="ro4">
          <table:table-cell office:value-type="float" calcext:value-type="float" office:value="11" table:style-name="ce3">
            <text:p>11</text:p>
          </table:table-cell>
          <table:table-cell office:value-type="string" calcext:value-type="string" table:style-name="ce5">
            <text:p>17533</text:p>
          </table:table-cell>
          <table:table-cell office:value-type="string" calcext:value-type="string" table:style-name="ce6">
            <text:p>Хомуты привода 2108 Евро большой-D88-89/малый-D31</text:p>
          </table:table-cell>
          <table:table-cell office:value-type="string" calcext:value-type="string" table:style-name="ce3">
            <text:p>пар.</text:p>
          </table:table-cell>
          <table:table-cell office:value-type="float" calcext:value-type="float" office:value="10" table:style-name="ce7">
            <text:p>10</text:p>
          </table:table-cell>
          <table:table-cell office:value-type="float" calcext:value-type="float" office:value="18.56475" table:style-name="ce8">
            <text:p>18,56</text:p>
          </table:table-cell>
          <table:table-cell office:value-type="float" calcext:value-type="float" office:value="185.6475" table:style-name="ce8">
            <text:p>185,65</text:p>
          </table:table-cell>
          <table:table-cell table:number-columns-repeated="1017"/>
        </table:table-row>
        <table:table-row table:style-name="ro1">
          <table:table-cell office:value-type="float" calcext:value-type="float" office:value="12" table:style-name="ce3">
            <text:p>12</text:p>
          </table:table-cell>
          <table:table-cell office:value-type="string" calcext:value-type="string" table:style-name="ce5">
            <text:p>1894</text:p>
          </table:table-cell>
          <table:table-cell office:value-type="string" calcext:value-type="string" table:style-name="ce6">
            <text:p>Шайба М8х17</text:p>
          </table:table-cell>
          <table:table-cell office:value-type="string" calcext:value-type="string" table:style-name="ce3">
            <text:p>шт.</text:p>
          </table:table-cell>
          <table:table-cell office:value-type="float" calcext:value-type="float" office:value="50" table:style-name="ce7">
            <text:p>50</text:p>
          </table:table-cell>
          <table:table-cell office:value-type="float" calcext:value-type="float" office:value="1.1373" table:style-name="ce8">
            <text:p>1,14</text:p>
          </table:table-cell>
          <table:table-cell office:value-type="float" calcext:value-type="float" office:value="56.865" table:style-name="ce8">
            <text:p>56,87</text:p>
          </table:table-cell>
          <table:table-cell table:number-columns-repeated="1017"/>
        </table:table-row>
        <table:table-row table:style-name="ro1">
          <table:table-cell office:value-type="float" calcext:value-type="float" office:value="13" table:style-name="ce3">
            <text:p>13</text:p>
          </table:table-cell>
          <table:table-cell office:value-type="string" calcext:value-type="string" table:style-name="ce5">
            <text:p>31489</text:p>
          </table:table-cell>
          <table:table-cell office:value-type="string" calcext:value-type="string" table:style-name="ce6">
            <text:p>Шток бензонасоса 2101-07,21,213 АвтоВАЗ</text:p>
          </table:table-cell>
          <table:table-cell office:value-type="string" calcext:value-type="string" table:style-name="ce3">
            <text:p>шт.</text:p>
          </table:table-cell>
          <table:table-cell office:value-type="float" calcext:value-type="float" office:value="10" table:style-name="ce7">
            <text:p>10</text:p>
          </table:table-cell>
          <table:table-cell office:value-type="float" calcext:value-type="float" office:value="35.67" table:style-name="ce8">
            <text:p>35,67</text:p>
          </table:table-cell>
          <table:table-cell office:value-type="float" calcext:value-type="float" table:formula="of:=[.F15]*[.E15]" office:value="356.7" table:style-name="ce8">
            <text:p>356,70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float" calcext:value-type="float" table:formula="of:=SUM([.G3:.G15])" office:value="2107.0047" table:style-name="ce9">
            <text:p>2107,00</text:p>
          </table:table-cell>
          <table:table-cell table:number-columns-repeated="1017"/>
        </table:table-row>
        <table:table-row table:number-rows-repeated="1048559"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?</number:text>
    </number:number-style>
    <number:number-style style:name="N110">
      <number:text>-</number:text>
      <number:number number:decimal-places="0" loext:min-decimal-places="0" number:min-integer-digits="1" number:grouping="true"/>
      <number:text> ?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?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?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?</number:text>
    </number:number-style>
    <number:number-style style:name="N113">
      <number:text>-</number:text>
      <number:number number:decimal-places="2" loext:min-decimal-places="2" number:min-integer-digits="1" number:grouping="true"/>
      <number:text> ?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?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?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?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? </number:text>
    </number:number-style>
    <number:number-style style:name="N126P2" style:volatile="true">
      <loext:text> </loext:text>
      <loext:fill-character> </loext:fill-character>
      <number:text>- ?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?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?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?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number number:decimal-places="2" loext:min-decimal-places="2" number:min-integer-digits="1" number:grouping="true"/>
      <number:text> руб.</number:text>
    </number:number-style>
    <number:number-style style:name="N140">
      <number:number number:decimal-places="2" loext:min-decimal-places="2" number:min-integer-digits="1"/>
      <number:text> руб.</number:text>
    </number:number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1P0"/>
    </number:currency-style>
    <style:style style:name="Default" style:family="table-cell">
      <style:table-cell-properties style:text-align-source="fix" style:repeat-content="false" fo:padding="0.71mm" style:rotation-align="none"/>
      <style:paragraph-properties fo:text-align="start"/>
      <style:text-properties style:font-name="Arial" fo:font-family="Arial" style:font-family-generic="swiss" style:font-pitch="variable" fo:font-size="8pt" style:font-name-asian="Droid Sans Fallback" style:font-family-asian="'Droid Sans Fallback'" style:font-family-generic-asian="system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a6caf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0dc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a0e0e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fbf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a0e0e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d9853e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c0dc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a0e0e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ff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a0e0e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d9853e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c0dc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a0a0a4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a0e0e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fb8cd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d9853e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958c41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624fa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fb8cd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d9853e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8080" fo:border="0.74pt solid #808080" fo:padding="0.71mm" style:rotation-align="none"/>
      <style:text-properties fo:color="#4a3285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ffffff" fo:border="0.74pt solid #00000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ffffff" fo:border="0.74pt solid #808080" fo:padding="0.71mm"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2.49pt solid #3fb8cd" fo:border-left="none" fo:padding="0.71mm" fo:border-right="none" style:rotation-align="none" fo:border-top="none"/>
      <style:text-properties fo:color="#28667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2.49pt solid #a0e0e0" fo:border-left="none" fo:padding="0.71mm" fo:border-right="none" style:rotation-align="none" fo:border-top="none"/>
      <style:text-properties fo:color="#28667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1.76pt solid #a0e0e0" fo:border-left="none" fo:padding="0.71mm" fo:border-right="none" style:rotation-align="none" fo:border-top="none"/>
      <style:text-properties fo:color="#2866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71mm"/>
      <style:text-properties fo:color="#2866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2.49pt double-thin #3fb8cd" style:border-line-width-bottom="0.18mm 0.53mm 0.18mm" fo:border-left="none" fo:padding="0.71mm" fo:border-right="none" style:rotation-align="none" fo:border-top="0.74pt solid #3fb8cd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a0a0a4" fo:border="2.49pt double-thin #000000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able-cell-properties fo:padding="0.71mm"/>
      <style:text-properties fo:color="#28667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c0" fo:padding="0.71mm"/>
      <style:text-properties fo:color="#8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dd9cb3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0" fo:border="0.74pt solid #c0c0c0" fo:padding="0.71mm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2.49pt double-thin #ff0000" style:border-line-width-bottom="0.18mm 0.53mm 0.18mm" fo:border-left="none" fo:padding="0.71mm" fo:border-right="none" style:rotation-align="none" fo:border-top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0dcc0" fo:padding="0.71mm"/>
      <style:text-properties fo:color="#004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.00.0000</text:date>, <text:time style:data-style-name="N2" text:time-value="19:14:06.91163843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dc:date>2018-11-26T19:14:25.829976889</dc:date>
    <meta:editing-duration>PT7M9S</meta:editing-duration>
    <meta:editing-cycles>4</meta:editing-cycles>
    <meta:document-statistic meta:table-count="1" meta:cell-count="100" meta:object-count="0"/>
  </office:meta>
</office:document-meta>
</file>